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557E2C1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5cm, 4.358cm, 9.376cm, 4.10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cm" svg:height="23.4cm" svg:x="0.992cm" svg:y="2.091cm">
          <draw:image xlink:href="Pictures/10000000000005E8000007E0557E2C1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8T11:44:16.903416563</dc:date>
    <meta:editing-duration>PT3M37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